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67f" officeooo:paragraph-rsid="001e9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Scénario tout est bien qui finit bien :<text:line-break/><text:line-break/>Début de Réservation :<text:line-break/>Le client veut réserver une table </text:p>
      <text:p text:style-name="P1">Il réserve une table a une heure précise avec un nombre de personne précise.<text:line-break/><text:line-break/>Vérification disponibilité :</text:p>
      <text:p text:style-name="P1">Le réceptionniste vérifie si il y a une table disponible.</text:p>
      <text:p text:style-name="P1"><text:line-break/>Réponse :<text:line-break/>Oui, elle est disponible. <text:line-break/></text:p>
      <text:p text:style-name="P1">Réservation de la table :<text:line-break/>Le receptionniste réserve la table pour le client souhaité.<text:line-break/><text:line-break/>Confirmation : <text:line-break/>Le réceptionniste envoie un message de confirmation au client 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6:45:08.508076600</meta:creation-date>
    <dc:date>2025-06-16T16:54:21.674457300</dc:date>
    <meta:editing-duration>PT9M13S</meta:editing-duration>
    <meta:editing-cycles>1</meta:editing-cycles>
    <meta:document-statistic meta:table-count="0" meta:image-count="0" meta:object-count="0" meta:page-count="1" meta:paragraph-count="5" meta:word-count="77" meta:character-count="467" meta:non-whitespace-character-count="385"/>
    <meta:generator>LibreOffice/25.2.3.2$Windows_X86_64 LibreOffice_project/bbb074479178df812d175f709636b368952c2ce3</meta:generator>
  </office:meta>
</office:document-meta>
</file>